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3.224cm"/>
    </style:style>
    <style:style style:name="co5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2.903cm"/>
    </style:style>
    <style:style style:name="co7" style:family="table-column">
      <style:table-column-properties fo:break-before="auto" style:column-width="3.708cm"/>
    </style:style>
    <style:style style:name="co8" style:family="table-column">
      <style:table-column-properties fo:break-before="auto" style:column-width="3.436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(5)</text:p>
          </table:table-cell>
          <table:table-cell office:value-type="string" calcext:value-type="string">
            <text:p>T(40)</text:p>
          </table:table-cell>
          <table:table-cell office:value-type="string" calcext:value-type="string">
            <text:p>V(0)</text:p>
          </table:table-cell>
          <table:table-cell office:value-type="string" calcext:value-type="string">
            <text:p>V(max)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tot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g_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Rg_a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90" calcext:value-type="float">
            <text:p>1090</text:p>
          </table:table-cell>
          <table:table-cell table:formula="of:=0.25/1000" office:value-type="float" office:value="0.00025" calcext:value-type="float">
            <text:p>0.00025</text:p>
          </table:table-cell>
          <table:table-cell table:formula="of:=2.06/1000" office:value-type="float" office:value="0.00206" calcext:value-type="float">
            <text:p>0.00206</text:p>
          </table:table-cell>
          <table:table-cell table:formula="of:=(1.28 / 1000) - [.G2] * 40" office:value-type="float" office:value="-0.0007348" calcext:value-type="float">
            <text:p>-0.0007348</text:p>
          </table:table-cell>
          <table:table-cell table:formula="of:=63.214 / 1000" office:value-type="float" office:value="0.063214" calcext:value-type="float">
            <text:p>0.063214</text:p>
          </table:table-cell>
          <table:table-cell table:formula="of:=50.37/1000000" office:value-type="float" office:value="0.00005037" calcext:value-type="float">
            <text:p>0.00005037</text:p>
          </table:table-cell>
          <table:table-cell table:formula="of:=5 / [.F2]" office:value-type="float" office:value="79.0964026956054" calcext:value-type="float">
            <text:p>79.0964026956054</text:p>
          </table:table-cell>
          <table:table-cell table:formula="of:=[.$A$10] / [.G2]" office:value-type="float" office:value="39.7061743101052" calcext:value-type="float">
            <text:p>39.7061743101052</text:p>
          </table:table-cell>
          <table:table-cell table:formula="of:=50500 / ([.I2] - 1)" office:value-type="float" office:value="1304.70140488195" calcext:value-type="float">
            <text:p>1304.70140488195</text:p>
          </table:table-cell>
          <table:table-cell table:formula="of:=[.H2]/ [.I2]" office:value-type="float" office:value="1.99204290188882" calcext:value-type="float">
            <text:p>1.99204290188882</text:p>
          </table:table-cell>
          <table:table-cell table:formula="of:=50500/([.K2] - 1)" office:value-type="float" office:value="50905.0565291575" calcext:value-type="float">
            <text:p>50905.056529157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280" calcext:value-type="float">
            <text:p>1280</text:p>
          </table:table-cell>
          <table:table-cell table:formula="of:=0.2 / 1000" office:value-type="float" office:value="0.0002" calcext:value-type="float">
            <text:p>0.0002</text:p>
          </table:table-cell>
          <table:table-cell table:formula="of:=0.235/1000" office:value-type="float" office:value="0.000235" calcext:value-type="float">
            <text:p>0.000235</text:p>
          </table:table-cell>
          <table:table-cell table:formula="of:=1.61 / 1000 - [.G3] * 40" office:value-type="float" office:value="0.0000308000000000003" calcext:value-type="float">
            <text:p>3.08000000000003E-05</text:p>
          </table:table-cell>
          <table:table-cell table:formula="of:=51.76 / 1000" office:value-type="float" office:value="0.05176" calcext:value-type="float">
            <text:p>0.05176</text:p>
          </table:table-cell>
          <table:table-cell table:formula="of:=39.48 / 1000000" office:value-type="float" office:value="0.00003948" calcext:value-type="float">
            <text:p>0.00003948</text:p>
          </table:table-cell>
          <table:table-cell table:formula="of:=5 / [.F3]" office:value-type="float" office:value="96.5996908809892" calcext:value-type="float">
            <text:p>96.5996908809892</text:p>
          </table:table-cell>
          <table:table-cell table:formula="of:=[.$A$10] / [.G3]" office:value-type="float" office:value="50.6585612968592" calcext:value-type="float">
            <text:p>50.6585612968592</text:p>
          </table:table-cell>
          <table:table-cell table:formula="of:=50500 / ([.I3] - 1)" office:value-type="float" office:value="1016.94448411646" calcext:value-type="float">
            <text:p>1016.94448411646</text:p>
          </table:table-cell>
          <table:table-cell table:formula="of:=[.H3]/ [.I3]" office:value-type="float" office:value="1.90687789799073" calcext:value-type="float">
            <text:p>1.90687789799073</text:p>
          </table:table-cell>
          <table:table-cell table:formula="of:=50500/([.K3] - 1)" office:value-type="float" office:value="55685.5560289732" calcext:value-type="float">
            <text:p>55685.556028973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20" calcext:value-type="float">
            <text:p>1420</text:p>
          </table:table-cell>
          <table:table-cell table:formula="of:=0.028 / 1000" office:value-type="float" office:value="0.000028" calcext:value-type="float">
            <text:p>0.000028</text:p>
          </table:table-cell>
          <table:table-cell table:formula="of:=0.235 / 1000" office:value-type="float" office:value="0.000235" calcext:value-type="float">
            <text:p>0.000235</text:p>
          </table:table-cell>
          <table:table-cell table:formula="of:=0.235 / 1000 - [.G4] * 40" office:value-type="float" office:value="-0.0001726" calcext:value-type="float">
            <text:p>-0.0001726</text:p>
          </table:table-cell>
          <table:table-cell table:formula="of:=14.576 / 1000" office:value-type="float" office:value="0.014576" calcext:value-type="float">
            <text:p>0.014576</text:p>
          </table:table-cell>
          <table:table-cell table:formula="of:=10.19 / 1000000" office:value-type="float" office:value="0.00001019" calcext:value-type="float">
            <text:p>0.00001019</text:p>
          </table:table-cell>
          <table:table-cell table:formula="of:=5 / [.F4]" office:value-type="float" office:value="343.029637760703" calcext:value-type="float">
            <text:p>343.029637760703</text:p>
          </table:table-cell>
          <table:table-cell table:formula="of:=[.$A$10] / [.G4]" office:value-type="float" office:value="196.270853778214" calcext:value-type="float">
            <text:p>196.270853778214</text:p>
          </table:table-cell>
          <table:table-cell table:formula="of:=50500 / ([.I4] - 1)" office:value-type="float" office:value="258.615144159493" calcext:value-type="float">
            <text:p>258.615144159493</text:p>
          </table:table-cell>
          <table:table-cell table:formula="of:=[.H4]/ [.I4]" office:value-type="float" office:value="1.74773600439078" calcext:value-type="float">
            <text:p>1.74773600439078</text:p>
          </table:table-cell>
          <table:table-cell table:formula="of:=50500/([.K4] - 1)" office:value-type="float" office:value="67537.2052481879" calcext:value-type="float">
            <text:p>67537.205248187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0" calcext:value-type="float">
            <text:p>200</text:p>
          </table:table-cell>
          <table:table-cell table:formula="of:=-1.24/1000" office:value-type="float" office:value="-0.00124" calcext:value-type="float">
            <text:p>-0.00124</text:p>
          </table:table-cell>
          <table:table-cell table:formula="of:=1.28/1000" office:value-type="float" office:value="0.00128" calcext:value-type="float">
            <text:p>0.00128</text:p>
          </table:table-cell>
          <table:table-cell table:formula="of:=1.28 / 1000 - [.G5] * 25" office:value-type="float" office:value="0.00002" calcext:value-type="float">
            <text:p>0.00002</text:p>
          </table:table-cell>
          <table:table-cell table:formula="of:=10.78 / 1000" office:value-type="float" office:value="0.01078" calcext:value-type="float">
            <text:p>0.01078</text:p>
          </table:table-cell>
          <table:table-cell table:formula="of:=([.D5] - [.C5]) / 50" office:value-type="float" office:value="0.0000504" calcext:value-type="float">
            <text:p>0.0000504</text:p>
          </table:table-cell>
          <table:table-cell table:formula="of:=5 / [.F5]" office:value-type="float" office:value="463.821892393321" calcext:value-type="float">
            <text:p>463.821892393321</text:p>
          </table:table-cell>
          <table:table-cell table:formula="of:=[.$A$10] / [.G5]" office:value-type="float" office:value="39.6825396825397" calcext:value-type="float">
            <text:p>39.6825396825397</text:p>
          </table:table-cell>
          <table:table-cell table:formula="of:=50500 / ([.I5] - 1)" office:value-type="float" office:value="1305.49856380796" calcext:value-type="float">
            <text:p>1305.49856380796</text:p>
          </table:table-cell>
          <table:table-cell table:formula="of:=[.H5]/ [.I5]" office:value-type="float" office:value="11.6883116883117" calcext:value-type="float">
            <text:p>11.6883116883117</text:p>
          </table:table-cell>
          <table:table-cell table:formula="of:=50500/([.K5] - 1)" office:value-type="float" office:value="4724.78736330498" calcext:value-type="float">
            <text:p>4724.78736330498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11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1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atterie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nom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Tension nominal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Poids (kg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oids total</text:p>
          </table:table-cell>
          <table:table-cell office:value-type="string" calcext:value-type="string">
            <text:p>Volume Total</text:p>
          </table:table-cell>
        </table:table-row>
        <table:table-row table:style-name="ro1">
          <table:table-cell office:value-type="string" calcext:value-type="string">
            <text:p>LC-P127R2P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.5" calcext:value-type="float">
            <text:p>13.5</text:p>
          </table:table-cell>
          <table:table-cell office:value-type="float" office:value="4.9" calcext:value-type="float">
            <text:p>4.9</text:p>
          </table:table-cell>
          <table:table-cell table:formula="of:=[.B2] * [.G2]" office:value-type="float" office:value="7" calcext:value-type="float">
            <text:p>7</text:p>
          </table:table-cell>
          <table:table-cell table:formula="of:=ROUNDUP([.B$8] / [.B2])" office:value-type="float" office:value="1" calcext:value-type="float">
            <text:p>1</text:p>
          </table:table-cell>
          <table:table-cell table:formula="of:=ROUNDUP([.I28] / [.E2])" office:value-type="float" office:value="6" calcext:value-type="float">
            <text:p>6</text:p>
          </table:table-cell>
          <table:table-cell table:formula="of:=[.E2] * [.H2]" office:value-type="float" office:value="29.4" calcext:value-type="float">
            <text:p>29.4</text:p>
          </table:table-cell>
          <table:table-cell table:formula="of:=[.I2] * [.F2]" office:value-type="float" office:value="205.8" calcext:value-type="float">
            <text:p>205.8</text:p>
          </table:table-cell>
          <table:table-cell office:value-type="float" office:value="2.5" calcext:value-type="float">
            <text:p>2.5</text:p>
          </table:table-cell>
          <table:table-cell table:formula="of:=0.151 * 0.0645 * 0.1" office:value-type="float" office:value="0.00097395" calcext:value-type="float">
            <text:p>0.00097395</text:p>
          </table:table-cell>
          <table:table-cell table:formula="of:=[.K2] * [.G2] * [.H2]" office:value-type="float" office:value="15" calcext:value-type="float">
            <text:p>15</text:p>
          </table:table-cell>
          <table:table-cell table:formula="of:=[.L2] * [.H2] * [.G2]" office:value-type="float" office:value="0.0058437" calcext:value-type="float">
            <text:p>0.0058437</text:p>
          </table:table-cell>
        </table:table-row>
        <table:table-row table:style-name="ro1">
          <table:table-cell office:value-type="string" calcext:value-type="string">
            <text:p>BK260SCP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35" calcext:value-type="float">
            <text:p>1.35</text:p>
          </table:table-cell>
          <table:table-cell office:value-type="float" office:value="2.45" calcext:value-type="float">
            <text:p>2.45</text:p>
          </table:table-cell>
          <table:table-cell table:formula="of:=[.B3] * [.G3]" office:value-type="float" office:value="7" calcext:value-type="float">
            <text:p>7</text:p>
          </table:table-cell>
          <table:table-cell table:formula="of:=ROUNDUP([.B$8] / [.B3])" office:value-type="float" office:value="7" calcext:value-type="float">
            <text:p>7</text:p>
          </table:table-cell>
          <table:table-cell table:formula="of:=ROUNDUP([.I29] / [.E3])" office:value-type="float" office:value="11" calcext:value-type="float">
            <text:p>11</text:p>
          </table:table-cell>
          <table:table-cell table:formula="of:=[.E3] * [.H3]" office:value-type="float" office:value="26.95" calcext:value-type="float">
            <text:p>26.95</text:p>
          </table:table-cell>
          <table:table-cell table:formula="of:=[.I3] * [.F3]" office:value-type="float" office:value="188.65" calcext:value-type="float">
            <text:p>188.65</text:p>
          </table:table-cell>
          <table:table-cell office:value-type="float" office:value="0.055" calcext:value-type="float">
            <text:p>0.055</text:p>
          </table:table-cell>
          <table:table-cell table:formula="of:=0.023 * 0.023 * 0.043" office:value-type="float" office:value="0.000022747" calcext:value-type="float">
            <text:p>0.000022747</text:p>
          </table:table-cell>
          <table:table-cell table:formula="of:=[.K3] * [.G3] * [.H3]" office:value-type="float" office:value="4.235" calcext:value-type="float">
            <text:p>4.235</text:p>
          </table:table-cell>
          <table:table-cell table:formula="of:=[.L3] * [.H3] * [.G3]" office:value-type="float" office:value="0.001751519" calcext:value-type="float">
            <text:p>0.001751519</text:p>
          </table:table-cell>
        </table:table-row>
        <table:table-row table:style-name="ro1">
          <table:table-cell office:value-type="string" calcext:value-type="string">
            <text:p>INR18650HG2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formula="of:=[.B4] * [.G4]" office:value-type="float" office:value="7.5" calcext:value-type="float">
            <text:p>7.5</text:p>
          </table:table-cell>
          <table:table-cell table:formula="of:=ROUNDUP([.B$8] / [.B4])" office:value-type="float" office:value="3" calcext:value-type="float">
            <text:p>3</text:p>
          </table:table-cell>
          <table:table-cell table:formula="of:=ROUNDUP([.I30] / [.E4])" office:value-type="float" office:value="9" calcext:value-type="float">
            <text:p>9</text:p>
          </table:table-cell>
          <table:table-cell table:formula="of:=[.E4] * [.H4]" office:value-type="float" office:value="27" calcext:value-type="float">
            <text:p>27</text:p>
          </table:table-cell>
          <table:table-cell table:formula="of:=[.I4] * [.F4]" office:value-type="float" office:value="202.5" calcext:value-type="float">
            <text:p>202.5</text:p>
          </table:table-cell>
          <table:table-cell office:value-type="float" office:value="0.047" calcext:value-type="float">
            <text:p>0.047</text:p>
          </table:table-cell>
          <table:table-cell table:formula="of:=0.0183 * 0.0183 * 0.065" office:value-type="float" office:value="0.00002176785" calcext:value-type="float">
            <text:p>0.00002176785</text:p>
          </table:table-cell>
          <table:table-cell table:formula="of:=[.K4] * [.G4] * [.H4]" office:value-type="float" office:value="1.269" calcext:value-type="float">
            <text:p>1.269</text:p>
          </table:table-cell>
          <table:table-cell table:formula="of:=[.L4] * [.H4] * [.G4]" office:value-type="float" office:value="0.00058773195" calcext:value-type="float">
            <text:p>0.00058773195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ension du circuit</text:p>
          </table:table-cell>
          <table:table-cell office:value-type="string" calcext:value-type="string">
            <text:p>Tension régulateur</text:p>
          </table:table-cell>
          <table:table-cell office:value-type="string" calcext:value-type="string">
            <text:p>Temps d’opération</text:p>
          </table:table-cell>
          <table:table-cell office:value-type="string" calcext:value-type="string">
            <text:p>Marg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table:formula="of:= 24 * 5"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Chip</text:p>
          </table:table-cell>
          <table:table-cell office:value-type="string" calcext:value-type="string">
            <text:p>Courant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ourant ajust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580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3] / 1000" office:value-type="float" office:value="0.0015" calcext:value-type="float">
            <text:p>0.00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590</text:p>
          </table:table-cell>
          <table:table-cell table:formula="of:=1 * (273 + 40)" office:value-type="float" office:value="313" calcext:value-type="float">
            <text:p>31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4] / 1000000" office:value-type="float" office:value="0.000313" calcext:value-type="float">
            <text:p>0.000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 AD580</text:p>
          </table:table-cell>
          <table:table-cell table:formula="of:=ROUND(2.5 / (8.15 + 2.28); 4)" office:value-type="float" office:value="0.2397" calcext:value-type="float">
            <text:p>0.2397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[.B15] / 1000" office:value-type="float" office:value="0.0002397" calcext:value-type="float">
            <text:p>0.00023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622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B16] / 1000) * [.D16]" office:value-type="float" office:value="0.0105" calcext:value-type="float">
            <text:p>0.01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S751 Analo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7] / 1000" office:value-type="float" office:value="0.003" calcext:value-type="float">
            <text:p>0.0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S751 Digital</text:p>
          </table:table-cell>
          <table:table-cell office:value-type="float" office:value="1" calcext:value-type="float">
            <text:p>1</text:p>
          </table:table-cell>
          <table:table-cell office:value-type="float" office:value="5.25" calcext:value-type="float">
            <text:p>5.25</text:p>
          </table:table-cell>
          <table:table-cell office:value-type="float" office:value="1" calcext:value-type="float">
            <text:p>1</text:p>
          </table:table-cell>
          <table:table-cell table:formula="of:=[.B18] / 1000 * [.A8] / [.C18]" office:value-type="float" office:value="0.000952380952380952" calcext:value-type="float">
            <text:p>0.000952380952380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9] / 1000" office:value-type="float" office:value="0.0775" calcext:value-type="float">
            <text:p>0.077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formula="of:=SUM([.E13:.E19])" office:value-type="float" office:value="0.094005080952381" calcext:value-type="float">
            <text:p>0.094005080952381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oad Max 7805</text:p>
          </table:table-cell>
          <table:table-cell office:value-type="string" calcext:value-type="string">
            <text:p>% Load</text:p>
          </table:table-cell>
          <table:table-cell table:number-columns-repeated="1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A21] / [.A24] * 100" office:value-type="float" office:value="6.2670053968254" calcext:value-type="float">
            <text:p>6.2670053968254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7805" calcext:value-type="float">
            <text:p>7805</text:p>
          </table:table-cell>
          <table:table-cell office:value-type="string" calcext:value-type="string">
            <text:p>Consommation</text:p>
          </table:table-cell>
          <table:table-cell office:value-type="string" calcext:value-type="string">
            <text:p>Efficacité Load</text:p>
          </table:table-cell>
          <table:table-cell office:value-type="string" calcext:value-type="string">
            <text:p>Efficacité Vin</text:p>
          </table:table-cell>
          <table:table-cell office:value-type="string" calcext:value-type="string">
            <text:p>Efficacité Totale</text:p>
          </table:table-cell>
          <table:table-cell office:value-type="string" calcext:value-type="string">
            <text:p>Consommation 100%</text:p>
          </table:table-cell>
          <table:table-cell office:value-type="string" calcext:value-type="string">
            <text:p>Consommation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h + mar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V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</text:p>
          </table:table-cell>
          <table:table-cell table:formula="of:=[.B$27] * [.F2] / 12" office:value-type="float" office:value="5.25" calcext:value-type="float">
            <text:p>5.25</text:p>
          </table:table-cell>
          <table:table-cell office:value-type="float" office:value="0.83" calcext:value-type="float">
            <text:p>0.83</text:p>
          </table:table-cell>
          <table:table-cell office:value-type="float" office:value="0.93" calcext:value-type="float">
            <text:p>0.93</text:p>
          </table:table-cell>
          <table:table-cell table:formula="of:=[.D28] * [.C28]" office:value-type="float" office:value="0.7719" calcext:value-type="float">
            <text:p>0.7719</text:p>
          </table:table-cell>
          <table:table-cell table:formula="of:=[.A$21] * [.F2] / [.A$8]" office:value-type="float" office:value="0.131607113333333" calcext:value-type="float">
            <text:p>0.131607113333333</text:p>
          </table:table-cell>
          <table:table-cell table:formula="of:=[.F28] / [.E28]" office:value-type="float" office:value="0.170497620589886" calcext:value-type="float">
            <text:p>0.170497620589886</text:p>
          </table:table-cell>
          <table:table-cell table:formula="of:=[.G28] * [.C$8]" office:value-type="float" office:value="20.4597144707864" calcext:value-type="float">
            <text:p>20.4597144707864</text:p>
          </table:table-cell>
          <table:table-cell table:formula="of:=[.H28] * 1.2" office:value-type="float" office:value="24.5516573649436" calcext:value-type="float">
            <text:p>24.55165736494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MH</text:p>
          </table:table-cell>
          <table:table-cell table:formula="of:=[.B$27] * [.F3] / 12" office:value-type="float" office:value="5.25" calcext:value-type="float">
            <text:p>5.25</text:p>
          </table:table-cell>
          <table:table-cell office:value-type="float" office:value="0.83" calcext:value-type="float">
            <text:p>0.83</text:p>
          </table:table-cell>
          <table:table-cell office:value-type="float" office:value="0.93" calcext:value-type="float">
            <text:p>0.93</text:p>
          </table:table-cell>
          <table:table-cell table:formula="of:=[.D29] * [.C29]" office:value-type="float" office:value="0.7719" calcext:value-type="float">
            <text:p>0.7719</text:p>
          </table:table-cell>
          <table:table-cell table:formula="of:=[.A$21] * [.F3] / [.A$8]" office:value-type="float" office:value="0.131607113333333" calcext:value-type="float">
            <text:p>0.131607113333333</text:p>
          </table:table-cell>
          <table:table-cell table:formula="of:=[.F29] / [.E29]" office:value-type="float" office:value="0.170497620589886" calcext:value-type="float">
            <text:p>0.170497620589886</text:p>
          </table:table-cell>
          <table:table-cell table:formula="of:=[.G29] * [.C$8]" office:value-type="float" office:value="20.4597144707864" calcext:value-type="float">
            <text:p>20.4597144707864</text:p>
          </table:table-cell>
          <table:table-cell table:formula="of:=[.H29] * 1.2" office:value-type="float" office:value="24.5516573649436" calcext:value-type="float">
            <text:p>24.55165736494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-Ion</text:p>
          </table:table-cell>
          <table:table-cell table:formula="of:=[.B$27] * [.F4] / 12" office:value-type="float" office:value="5.625" calcext:value-type="float">
            <text:p>5.625</text:p>
          </table:table-cell>
          <table:table-cell office:value-type="float" office:value="0.83" calcext:value-type="float">
            <text:p>0.83</text:p>
          </table:table-cell>
          <table:table-cell office:value-type="float" office:value="0.92" calcext:value-type="float">
            <text:p>0.92</text:p>
          </table:table-cell>
          <table:table-cell table:formula="of:=[.D30] * [.C30]" office:value-type="float" office:value="0.7636" calcext:value-type="float">
            <text:p>0.7636</text:p>
          </table:table-cell>
          <table:table-cell table:formula="of:=[.A$21] * [.F4] / [.A$8]" office:value-type="float" office:value="0.141007621428571" calcext:value-type="float">
            <text:p>0.141007621428571</text:p>
          </table:table-cell>
          <table:table-cell table:formula="of:=[.F30] / [.E30]" office:value-type="float" office:value="0.184661630996034" calcext:value-type="float">
            <text:p>0.184661630996034</text:p>
          </table:table-cell>
          <table:table-cell table:formula="of:=[.G30] * [.C$8]" office:value-type="float" office:value="22.1593957195241" calcext:value-type="float">
            <text:p>22.1593957195241</text:p>
          </table:table-cell>
          <table:table-cell table:formula="of:=[.H30] * 1.2" office:value-type="float" office:value="26.5912748634289" calcext:value-type="float">
            <text:p>26.591274863428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0:29:27.317020028</meta:creation-date>
    <dc:date>2023-07-28T17:05:57.686946393</dc:date>
    <meta:editing-duration>PT1H26M4S</meta:editing-duration>
    <meta:editing-cycles>7</meta:editing-cycles>
    <meta:generator>LibreOffice/7.3.7.2$Linux_X86_64 LibreOffice_project/30$Build-2</meta:generator>
    <meta:document-statistic meta:table-count="2" meta:cell-count="206" meta:object-count="0"/>
  </office:meta>
</office:document-meta>
</file>